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7fb" officeooo:paragraph-rsid="0014a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ватмана<text:line-break/>2 пачки стикеров, которые липнут<text:line-break/>mindjet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creation-date>2014-02-18T12:05:25.168280000</meta:creation-date>
    <dc:date>2014-02-20T00:00:03</dc:date>
    <meta:editing-duration>PT0.004S</meta:editing-duration>
    <meta:editing-cycles>2</meta:editing-cycles>
    <meta:document-statistic meta:character-count="52" meta:image-count="0" meta:non-whitespace-character-count="44" meta:object-count="0" meta:page-count="1" meta:paragraph-count="1" meta:table-count="0" meta:word-count="9"/>
    <meta:generator>LibreOffice/4.2.0.4$MacOSX_x86 LibreOffice_project/05dceb5d363845f2cf968344d7adab8dcfb2ba71</meta:generator>
    <meta:user-defined meta:name="EugId" meta:value-type="Text">myIdFromCode</meta:user-defined>
    <dc:creator>Desmond</dc:creator>
  </office:meta>
</office:document-meta>
</file>